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3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2.195cm"/>
    </style:style>
    <style:style style:name="gr7" style:family="graphic" style:parent-style-name="standard">
      <style:graphic-properties svg:stroke-width="0cm" svg:stroke-color="#333333" draw:marker-start-width="0.203cm" draw:marker-end-width="0.203cm" draw:fill-color="#808080" draw:opacity-name="Transparency_20_1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fill-color="#808080" draw:opacity-name="Transparency_20_1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1.27cm" svg:x="7.223cm" svg:y="10.271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112cm" svg:y="13.7cm">
          <text:p text:style-name="P1">v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6.461cm" svg:y="16.621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7.223cm" svg:y="19.54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175cm" svg:y="17.002cm">
          <text:p text:style-name="P1">v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4.302cm" svg:y="13.065cm">
          <text:p text:style-name="P1">v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096cm" svg:y1="17.891cm" svg:x2="7.858cm" svg:y2="19.542cm" draw:start-shape="id1" draw:start-glue-point="8" draw:end-shape="id2" draw:end-glue-point="4" svg:d="m7096 17891c0 1239 762 414 762 1651" svg:viewBox="0 0 763 1652">
          <text:p/>
        </draw:connector>
        <draw:connector draw:style-name="gr3" draw:text-style-name="P1" draw:layer="layout" draw:type="curve" svg:x1="6.461cm" svg:y1="17.256cm" svg:x2="5.445cm" svg:y2="17.637cm" draw:start-shape="id1" draw:start-glue-point="6" draw:end-shape="id3" draw:end-glue-point="10" svg:d="m6461 17256c-760 0-253 381-1016 381" svg:viewBox="0 0 1017 382">
          <text:p/>
        </draw:connector>
        <draw:connector draw:style-name="gr2" draw:text-style-name="P1" draw:layer="layout" draw:type="curve" svg:x1="8.747cm" svg:y1="14.97cm" svg:x2="7.096cm" svg:y2="16.621cm" draw:start-shape="id4" draw:start-glue-point="8" draw:end-shape="id1" draw:end-glue-point="4" svg:d="m8747 14970c0 1239-1651 414-1651 1651" svg:viewBox="0 0 1652 1652">
          <text:p/>
        </draw:connector>
        <draw:connector draw:style-name="gr3" draw:text-style-name="P1" draw:layer="layout" draw:type="curve" svg:x1="8.307cm" svg:y1="11.355cm" svg:x2="8.747cm" svg:y2="13.7cm" draw:start-shape="id5" draw:start-glue-point="9" draw:end-shape="id4" draw:end-glue-point="4" svg:d="m8307 11355c0 1899 440 727 440 2345" svg:viewBox="0 0 441 2346">
          <text:p/>
        </draw:connector>
        <draw:connector draw:style-name="gr2" draw:text-style-name="P1" draw:layer="layout" draw:type="curve" draw:line-skew="-0.007cm 0.58cm" svg:x1="8.112cm" svg:y1="14.335cm" svg:x2="4.937cm" svg:y2="14.335cm" draw:start-shape="id4" draw:start-glue-point="6" draw:end-shape="id6" draw:end-glue-point="8" svg:d="m8112 14335c-1914 0-1595 541-1910 947s-1265 676-1265-947" svg:viewBox="0 0 3176 1258">
          <text:p/>
        </draw:connector>
        <draw:frame draw:style-name="gr4" draw:layer="layout" svg:width="0.853cm" svg:height="1.089cm" svg:x="9.824cm" svg:y="7.023cm">
          <draw:text-box>
            <text:p>1</text:p>
          </draw:text-box>
        </draw:frame>
        <draw:frame draw:style-name="gr5" draw:layer="layout" svg:width="1.425cm" svg:height="0.962cm" svg:x="5.544cm" svg:y="11.668cm">
          <draw:text-box>
            <text:p>1,2</text:p>
          </draw:text-box>
        </draw:frame>
        <draw:frame draw:style-name="gr6" draw:text-style-name="P2" draw:layer="layout" svg:width="1.016cm" svg:height="1.432cm" svg:x="13.827cm" svg:y="14.008cm">
          <draw:text-box>
            <text:p><text:span text:style-name="T2">T</text:span></text:p>
          </draw:text-box>
        </draw:frame>
        <draw:frame draw:style-name="gr5" draw:layer="layout" svg:width="2.568cm" svg:height="0.962cm" svg:x="14.307cm" svg:y="9.509cm">
          <draw:text-box>
            <text:p>1,2</text:p>
          </draw:text-box>
        </draw:frame>
        <draw:frame draw:style-name="gr5" draw:layer="layout" svg:width="2.314cm" svg:height="0.962cm" svg:x="9.608cm" svg:y="12.43cm">
          <draw:text-box>
            <text:p>1,2</text:p>
          </draw:text-box>
        </draw:frame>
        <draw:custom-shape draw:style-name="gr1" draw:text-style-name="P1" xml:id="id10" draw:id="id10" draw:layer="layout" svg:width="1.27cm" svg:height="1.27cm" svg:x="8.747cm" svg:y="7.985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1.089cm -0.617cm" svg:x1="4.937cm" svg:y1="13.065cm" svg:x2="5.318cm" svg:y2="9.128cm" draw:start-shape="id6" draw:start-glue-point="4" draw:end-shape="id7" draw:end-glue-point="6" svg:d="m4937 13065c0-841-369-701-693-1475s-603-2462 1074-2462" svg:viewBox="0 0 1320 3938">
          <text:p/>
        </draw:connector>
        <draw:connector draw:style-name="gr3" draw:text-style-name="P1" draw:layer="layout" draw:type="curve" svg:x1="13.065cm" svg:y1="10.398cm" svg:x2="12.938cm" svg:y2="8.747cm" draw:start-shape="id8" draw:start-glue-point="4" draw:end-shape="id9" draw:end-glue-point="8" svg:d="m13065 10398c0-1237-127-412-127-1651" svg:viewBox="0 0 128 1652">
          <text:p/>
        </draw:connector>
        <draw:custom-shape draw:style-name="gr1" draw:text-style-name="P1" xml:id="id8" draw:id="id8" draw:layer="layout" svg:width="1.27cm" svg:height="1.27cm" svg:x="12.43cm" svg:y="10.398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11.668cm" svg:y="13.954cm">
          <text:p text:style-name="P1">v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2.303cm" svg:y="7.477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445cm" svg:x1="12.43cm" svg:y1="11.033cm" svg:x2="10.017cm" svg:y2="8.62cm" draw:start-shape="id8" draw:start-glue-point="6" draw:end-shape="id10" draw:end-glue-point="10" svg:d="m12430 11033c-2476 0-1270-2413-2413-2413" svg:viewBox="0 0 2414 2414">
          <text:p/>
        </draw:connector>
        <draw:connector draw:style-name="gr2" draw:text-style-name="P1" draw:layer="layout" draw:type="curve" svg:x1="13.065cm" svg:y1="11.668cm" svg:x2="12.303cm" svg:y2="13.954cm" draw:start-shape="id8" draw:start-glue-point="8" draw:end-shape="id11" draw:end-glue-point="4" svg:d="m13065 11668c0 1716-762 573-762 2286" svg:viewBox="0 0 763 2287">
          <text:p/>
        </draw:connector>
        <draw:custom-shape draw:style-name="gr7" draw:text-style-name="P1" draw:layer="layout" svg:width="3.048cm" svg:height="2.921cm" svg:x="7.09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10.77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3.4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2.921cm" svg:x="11.54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397cm" svg:height="1.432cm" svg:x="5.191cm" svg:y="19.215cm">
          <draw:text-box>
            <text:p><text:span text:style-name="T2">S</text:span></text:p>
          </draw:text-box>
        </draw:frame>
        <draw:frame draw:style-name="gr9" draw:layer="layout" svg:width="0.853cm" svg:height="0.962cm" svg:x="7.745cm" svg:y="16.748cm">
          <draw:text-box>
            <text:p>1</text:p>
          </draw:text-box>
        </draw:frame>
        <draw:frame draw:style-name="gr10" draw:layer="layout" svg:width="1.383cm" svg:height="0.962cm" svg:x="13.609cm" svg:y="13.192cm">
          <draw:text-box>
            <text:p>1,2</text:p>
          </draw:text-box>
        </draw:frame>
        <draw:frame draw:style-name="gr10" draw:layer="layout" svg:width="1.383cm" svg:height="0.962cm" svg:x="8.874cm" svg:y="18.58cm">
          <draw:text-box>
            <text:p>1,2</text:p>
          </draw:text-box>
        </draw:frame>
        <draw:custom-shape draw:style-name="gr1" draw:text-style-name="P1" xml:id="id7" draw:id="id7" draw:layer="layout" svg:width="1.27cm" svg:height="1.27cm" svg:x="5.318cm" svg:y="8.493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567cm" svg:x1="6.588cm" svg:y1="9.128cm" svg:x2="8.747cm" svg:y2="8.62cm" draw:start-shape="id7" draw:start-glue-point="10" svg:d="m6588 9128c1146 0 67-508 2159-508" svg:viewBox="0 0 2160 509">
          <text:p/>
        </draw:connector>
        <draw:frame draw:style-name="gr4" draw:layer="layout" svg:width="0.853cm" svg:height="1.089cm" svg:x="6.207cm" svg:y="7.404cm">
          <draw:text-box>
            <text:p>1</text:p>
          </draw:text-box>
        </draw:frame>
        <draw:custom-shape draw:style-name="gr7" draw:text-style-name="P1" draw:layer="layout" svg:width="3.048cm" svg:height="2.921cm" svg:x="6.461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radial" draw:cx="50%" draw:cy="50%" draw:start="100%" draw:end="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04:54:50</meta:creation-date>
    <dc:date>2012-11-16T06:51:19</dc:date>
    <meta:editing-duration>PT3H51M44S</meta:editing-duration>
    <meta:editing-cycles>9</meta:editing-cycles>
    <meta:generator>LibreOffice/3.5$Linux_X86_64 LibreOffice_project/350m1$Build-2</meta:generator>
    <meta:document-statistic meta:object-count="36"/>
  </office:meta>
</office:document-meta>
</file>